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0" table:content-validation-name="val5" office:value-type="string" calcext:value-type="string">
            <text:p>No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6" office:value-type="string" calcext:value-type="string">
            <text:p>Inside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0" table:content-validation-name="val5" office:value-type="string" calcext:value-type="string">
            <text:p>No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table:content-validation-name="val6" office:value-type="string" calcext:value-type="string">
            <text:p>Inside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0" table:content-validation-name="val5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6" office:value-type="string" calcext:value-type="string">
            <text:p>Outside</text:p>
          </table:table-cell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None</text:p>
          </table:table-cell>
          <table:table-cell table:style-name="ce4" table:number-columns-repeated="10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:.$A$6])" office:value-type="string" office:string-value="1,2" calcext:value-type="string">
            <text:p>1,2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6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)" office:value-type="string" office:string-value="5,6" calcext:value-type="string">
            <text:p>5,6</text:p>
          </table:table-cell>
          <table:table-cell table:style-name="ce4" office:value-type="string" calcext:value-type="string">
            <text:p>5,3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7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1])" office:value-type="string" office:string-value="5,6,7" calcext:value-type="string">
            <text:p>5,6,7</text:p>
          </table:table-cell>
          <table:table-cell table:style-name="ce4" office:value-type="string" calcext:value-type="string">
            <text:p>5,3,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8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2])" office:value-type="string" office:string-value="5,6,7,8" calcext:value-type="string">
            <text:p>5,6,7,8</text:p>
          </table:table-cell>
          <table:table-cell table:style-name="ce4" office:value-type="string" calcext:value-type="string">
            <text:p>5,3,6,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5])" office:value-type="string" office:string-value="11" calcext:value-type="string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8])" office:value-type="string" office:string-value="14" calcext:value-type="string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8])" office:value-type="string" office:string-value="14" calcext:value-type="string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9])" office:value-type="string" office:string-value="15" calcext:value-type="string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8])" office:value-type="string" office:string-value="14" calcext:value-type="string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20])" office:value-type="string" office:string-value="16" calcext:value-type="string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50" calcext:value-type="float">
            <text:p>3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0])" office:value-type="string" office:string-value="16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50" calcext:value-type="float">
            <text:p>3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1])" office:value-type="string" office:string-value="17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7];[.$A$24])" office:value-type="string" office:string-value="13,20" calcext:value-type="string">
            <text:p>13,20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SHIPWREC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IPWRECK2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2])" office:value-type="string" office:string-value="28" calcext:value-type="string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HIPWREC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2:.$A$33])" office:value-type="string" office:string-value="28,29" calcext:value-type="string">
            <text:p>28,29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SHIPWRECK2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2:.$A$34])" office:value-type="string" office:string-value="28,29,30" calcext:value-type="string">
            <text:p>28,29,30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18])" office:value-type="string" office:string-value="14" calcext:value-type="string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1:.$A$13];[.$A$17])" office:value-type="string" office:string-value="7,8,9,13" calcext:value-type="string">
            <text:p>7,8,9,13</text:p>
          </table:table-cell>
          <table:table-cell table:style-name="ce4" office:value-type="float" office:value="8" calcext:value-type="float">
            <text:p>8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1:.$A$13];[.$A$17];[.$A$42])" office:value-type="string" office:string-value="7,8,9,13,38" calcext:value-type="string">
            <text:p>7,8,9,13,38</text:p>
          </table:table-cell>
          <table:table-cell table:style-name="ce4" office:value-type="float" office:value="8" calcext:value-type="float">
            <text:p>8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2:.$A$43])" office:value-type="string" office:string-value="38,39" calcext:value-type="string">
            <text:p>38,39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2:.$A$44])" office:value-type="string" office:string-value="38,39,40" calcext:value-type="string">
            <text:p>38,39,40</text:p>
          </table:table-cell>
          <table:table-cell table:style-name="ce4" office:value-type="float" office:value="8" calcext:value-type="float">
            <text:p>8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2:.$A$45])" office:value-type="string" office:string-value="38,39,40,41" calcext:value-type="string">
            <text:p>38,39,40,41</text:p>
          </table:table-cell>
          <table:table-cell table:style-name="ce4" office:value-type="string" calcext:value-type="string">
            <text:p>8,8,8,12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DLC_COW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5:.$A$46])" office:value-type="string" office:string-value="41,42" calcext:value-type="string">
            <text:p>41,42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5:.$A$47])" office:value-type="string" office:string-value="41,42,43" calcext:value-type="string">
            <text:p>41,42,43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SHALLOW</text:p>
          </table:table-cell>
          <table:table-cell table:style-name="ce16" office:value-type="string" calcext:value-type="string">
            <text:p>W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9];[.$A$17])" office:value-type="string" office:string-value="5,13" calcext:value-type="string">
            <text:p>5,13</text:p>
          </table:table-cell>
          <table:table-cell table:style-name="ce4" office:value-type="string" calcext:value-type="string">
            <text:p>7,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1" calcext:value-type="float">
            <text:p>9321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9];[.$A$17])" office:value-type="string" office:string-value="5,13" calcext:value-type="string">
            <text:p>5,13</text:p>
          </table:table-cell>
          <table:table-cell table:style-name="ce4" office:value-type="string" calcext:value-type="string">
            <text:p>7,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2" calcext:value-type="float">
            <text:p>932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9];[.$A$17])" office:value-type="string" office:string-value="5,13" calcext:value-type="string">
            <text:p>5,13</text:p>
          </table:table-cell>
          <table:table-cell table:style-name="ce4" office:value-type="string" calcext:value-type="string">
            <text:p>7,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GRAVE</text:p>
          </table:table-cell>
          <table:table-cell table:style-name="ce4"/>
          <table:table-cell table:style-name="ce4" office:value-type="string" calcext:value-type="string">
            <text:p>PLANT_FLOWERS</text:p>
          </table:table-cell>
          <table:table-cell table:style-name="ce4" office:value-type="float" office:value="1366" calcext:value-type="float">
            <text:p>1366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2" calcext:value-type="float">
            <text:p>932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58])" office:value-type="string" office:string-value="54" calcext:value-type="string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58:.$A$59])" office:value-type="string" office:string-value="54,55" calcext:value-type="string">
            <text:p>54,55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6"/>
          <table:table-cell table:style-name="ce39"/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0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4" office:value-type="string" calcext:value-type="string">
            <text:p>6,24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7:54:18.2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1:39:05.867000000</dc:date>
    <meta:editing-duration>P25DT19H28M19S</meta:editing-duration>
    <meta:editing-cycles>1027</meta:editing-cycles>
    <meta:generator>LibreOffice/7.1.3.2$Windows_X86_64 LibreOffice_project/47f78053abe362b9384784d31a6e56f8511eb1c1</meta:generator>
    <meta:document-statistic meta:table-count="1" meta:cell-count="711" meta:object-count="0"/>
  </office:meta>
</office:document-meta>
</file>